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0.3165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4807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19">
      <style:text-properties fo:font-size="9pt" style:font-size-asian="9pt" style:font-size-complex="9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 style:data-style-name="N121">
      <style:text-properties fo:font-size="9pt" style:font-size-asian="9pt" style:font-size-complex="9pt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Rectangle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6"/>
          <table:table-cell office:value-type="string">
            <text:p>Area of Rectangle Approximation</text:p>
          </table:table-cell>
          <table:table-cell table:number-columns-repeated="1017"/>
        </table:table-row>
        <table:table-row table:style-name="ro1">
          <table:table-cell table:number-columns-repeated="4"/>
          <table:table-cell>
            <draw:line table:end-cell-address="Rectangle.E17" table:end-x="0.3854in" table:end-y="0.3709in" draw:z-index="0" draw:style-name="gr1" draw:text-style-name="P1" svg:x1="0.3744in" svg:y1="0.3858in" svg:x2="0.3854in" svg:y2="6.3484in">
              <text:p/>
            </draw:line>
            <draw:line table:end-cell-address="Rectangle.T2" table:end-x="0.3992in" table:end-y="0.3858in" draw:z-index="1" draw:style-name="gr1" draw:text-style-name="P1" svg:x1="0.3744in" svg:y1="0.3858in" svg:x2="6.3768in" svg:y2="0.3776in">
              <text:p/>
            </draw:line>
          </table:table-cell>
          <table:table-cell table:number-columns-repeated="14"/>
          <table:table-cell>
            <draw:line table:end-cell-address="Rectangle.T17" table:end-x="0.3882in" table:end-y="0.3882in" draw:z-index="3" draw:style-name="gr1" draw:text-style-name="P1" svg:x1="0.3882in" svg:y1="0.3882in" svg:x2="0.3772in" svg:y2="6.3657in">
              <text:p/>
            </draw:line>
          </table:table-cell>
          <table:table-cell/>
          <table:table-cell office:value-type="string">
            <text:p># Rectangles in a row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number-columns-repeated="16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9"/>
          <table:table-cell office:value-type="string">
            <text:p>Each Rectangle is 0.4” by 0.4”</text:p>
          </table:table-cell>
          <table:table-cell table:number-columns-repeated="1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nches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6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16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4"/>
          <table:table-cell>
            <draw:line table:end-cell-address="Rectangle.T17" table:end-x="0.3772in" table:end-y="0.3882in" draw:z-index="2" draw:style-name="gr1" draw:text-style-name="P1" svg:x1="0.3854in" svg:y1="0.3811in" svg:x2="6.3547in" svg:y2="0.3882in">
              <text:p/>
            </draw:line>
          </table:table-cell>
          <table:table-cell table:number-columns-repeated="16"/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string">
            <text:p>Inch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 Rectangles per column</text:p>
          </table:table-cell>
          <table:table-cell table:number-columns-repeated="4"/>
          <table:table-cell table:number-columns-repeated="15" office:value-type="float" office:value="15">
            <text:p>15</text:p>
          </table:table-cell>
          <table:table-cell table:number-columns-repeated="1004"/>
        </table:table-row>
        <table:table-row table:style-name="ro1">
          <table:table-cell table:number-columns-repeated="21"/>
          <table:table-cell office:value-type="string">
            <text:p>225 = Total Rectanlges by row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string">
            <text:p>225 = Total rectangles by column</text:p>
          </table:table-cell>
          <table:table-cell table:number-columns-repeated="15"/>
          <table:table-cell office:value-type="string">
            <text:p>.16 = Area of each rectangle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string">
            <text:p>.16 = Area of each rectangle</text:p>
          </table:table-cell>
          <table:table-cell table:number-columns-repeated="15"/>
          <table:table-cell office:value-type="string">
            <text:p>36 in squared = Total area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string">
            <text:p>36 in squared = Total Area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ngle" table:style-name="ta1" table:print="false"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995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Area of triangle Approximatio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2"/>
          <table:table-cell office:value-type="string">
            <text:p># of Rectangles</text:p>
          </table:table-cell>
          <table:table-cell table:number-columns-repeated="5"/>
          <table:table-cell office:value-type="string">
            <text:p># of Triangles</text:p>
          </table:table-cell>
          <table:table-cell table:number-columns-repeated="995"/>
        </table:table-row>
        <table:table-row table:style-name="ro2">
          <table:table-cell table:number-columns-repeated="3"/>
          <table:table-cell>
            <draw:line table:end-cell-address="Triangle.S20" table:end-x="0.1563in" table:end-y="0.1787in" draw:z-index="2" draw:style-name="gr1" draw:text-style-name="P1" svg:x1="0.1815in" svg:y1="3.1673in" svg:x2="3.1449in" svg:y2="0.1862in">
              <text:p/>
            </draw:line>
          </table:table-cell>
          <table:table-cell table:number-columns-repeated="14"/>
          <table:table-cell>
            <draw:line table:end-cell-address="Triangle.S20" table:end-x="0.1563in" table:end-y="0.1787in" draw:z-index="1" draw:style-name="gr1" draw:text-style-name="P1" svg:x1="0.1563in" svg:y1="3.1673in" svg:x2="0.1563in" svg:y2="0.1862in">
              <text:p/>
            </draw:line>
          </table:table-cell>
          <table:table-cell table:number-columns-repeated="1005"/>
        </table:table-row>
        <table:table-row table:style-name="ro2">
          <table:table-cell table:number-columns-repeated="22"/>
          <table:table-cell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8">
            <text:p>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10">
            <text:p>1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11">
            <text:p>1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22"/>
          <table:table-cell office:value-type="float" office:value="13">
            <text:p>1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3"/>
          <table:table-cell>
            <draw:line table:end-cell-address="Triangle.S20" table:end-x="0.1563in" table:end-y="0.1787in" draw:z-index="0" draw:style-name="gr1" draw:text-style-name="P1" svg:x1="0.1815in" svg:y1="0.1787in" svg:x2="3.1449in" svg:y2="0.1787in">
              <text:p/>
            </draw:line>
          </table:table-cell>
          <table:table-cell table:number-columns-repeated="18"/>
          <table:table-cell office:value-type="float" office:value="14">
            <text:p>1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05"/>
        </table:table-row>
        <table:table-row table:style-name="ro2">
          <table:table-cell table:number-columns-repeated="22"/>
          <table:table-cell table:formula="of:=SUM([.W6:.W20])" office:value-type="float" office:value="105">
            <text:p>105</text:p>
          </table:table-cell>
          <table:table-cell table:number-columns-repeated="5"/>
          <table:table-cell office:value-type="float" office:value="15">
            <text:p>15</text:p>
          </table:table-cell>
          <table:table-cell/>
          <table:table-cell office:value-type="string">
            <text:p>Sum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2"/>
          <table:table-cell office:value-type="float" office:value="0.04">
            <text:p>0.04</text:p>
          </table:table-cell>
          <table:table-cell table:number-columns-repeated="5"/>
          <table:table-cell office:value-type="float" office:value="0.02">
            <text:p>0.02</text:p>
          </table:table-cell>
          <table:table-cell/>
          <table:table-cell office:value-type="string">
            <text:p>Area of Each Shape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2"/>
          <table:table-cell office:value-type="float" office:value="4.2">
            <text:p>4.2</text:p>
          </table:table-cell>
          <table:table-cell table:number-columns-repeated="5"/>
          <table:table-cell office:value-type="float" office:value="0.3">
            <text:p>0.3</text:p>
          </table:table-cell>
          <table:table-cell/>
          <table:table-cell office:value-type="string">
            <text:p>Total Area of Shapes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8"/>
          <table:table-cell office:value-type="float" office:value="4.5">
            <text:p>4.5</text:p>
          </table:table-cell>
          <table:table-cell/>
          <table:table-cell office:value-type="string">
            <text:p>Total Area of Triangle</text:p>
          </table:table-cell>
          <table:table-cell table:number-columns-repeated="99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n_Center_Rectangle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5"/>
          <table:table-cell office:value-type="string">
            <text:p>Mean of Rectangle in Horizontal Direction</text:p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line table:end-cell-address="Mean_Center_Rectangle.D17" table:end-x="0.3854in" table:end-y="0.3709in" draw:z-index="0" draw:style-name="gr1" draw:text-style-name="P1" svg:x1="0.3744in" svg:y1="0.3858in" svg:x2="0.3854in" svg:y2="6.3484in">
              <text:p/>
            </draw:line>
            <draw:line table:end-cell-address="Mean_Center_Rectangle.S2" table:end-x="0.3094in" table:end-y="0.3965in" draw:z-index="1" draw:style-name="gr1" draw:text-style-name="P1" svg:x1="0.3744in" svg:y1="0.3858in" svg:x2="6.287in" svg:y2="0.3965in">
              <text:p/>
            </draw:line>
          </table:table-cell>
          <table:table-cell table:number-columns-repeated="14"/>
          <table:table-cell>
            <draw:line table:end-cell-address="Mean_Center_Rectangle.S17" table:end-x="0.3378in" table:end-y="0.3882in" draw:z-index="3" draw:style-name="gr1" draw:text-style-name="P1" svg:x1="0.3315in" svg:y1="0.3965in" svg:x2="0.3378in" svg:y2="6.3657in">
              <text:p/>
            </draw:line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Each Rectangle is 0.4” by 0.4”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ches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>
            <draw:line table:end-cell-address="Mean_Center_Rectangle.S17" table:end-x="0.3315in" table:end-y="0.3811in" draw:z-index="2" draw:style-name="gr1" draw:text-style-name="P1" svg:x1="0.3854in" svg:y1="0.3811in" svg:x2="6.3091in" svg:y2="0.3811in">
              <text:p/>
            </draw:line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>
            <text:p>Inches</text:p>
          </table:table-cell>
          <table:table-cell table:number-columns-repeated="9"/>
          <table:table-cell office:value-type="float" office:value="0.16">
            <text:p>0.16</text:p>
          </table:table-cell>
          <table:table-cell table:style-name="ce1" office:value-type="string">
            <text:p>=</text:p>
          </table:table-cell>
          <table:table-cell office:value-type="string">
            <text:p>Area of Small Rectangle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1"/>
          <table:table-cell table:number-columns-repeated="1002"/>
        </table:table-row>
        <table:table-row table:style-name="ro1">
          <table:table-cell office:value-type="string">
            <text:p># Rectangles per column</text:p>
          </table:table-cell>
          <table:table-cell table:number-columns-repeated="3"/>
          <table:table-cell table:number-columns-repeated="15" office:value-type="float" office:value="15">
            <text:p>15</text:p>
          </table:table-cell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table:number-columns-repeated="21"/>
          <table:table-cell table:style-name="ce1"/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X Center</text:p>
          </table:table-cell>
          <table:table-cell/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3.8">
            <text:p>3.8</text:p>
          </table:table-cell>
          <table:table-cell office:value-type="float" office:value="4.2">
            <text:p>4.2</text:p>
          </table:table-cell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  <table:table-cell office:value-type="float" office:value="5.4">
            <text:p>5.4</text:p>
          </table:table-cell>
          <table:table-cell office:value-type="float" office:value="5.8">
            <text:p>5.8</text:p>
          </table:table-cell>
          <table:table-cell table:number-columns-repeated="2"/>
          <table:table-cell table:style-name="ce1"/>
          <table:table-cell table:number-columns-repeated="1002"/>
        </table:table-row>
        <table:table-row table:style-name="ro1">
          <table:table-cell table:number-columns-repeated="21"/>
          <table:table-cell table:style-name="ce1"/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xi*Ai</text:p>
          </table:table-cell>
          <table:table-cell/>
          <table:table-cell table:formula="of:=[.E23]*[.E21]*[.$U$19]" office:value-type="float" office:value="0.48">
            <text:p>0.48</text:p>
          </table:table-cell>
          <table:table-cell table:formula="of:=[.F23]*[.F21]*[.$U$19]" office:value-type="float" office:value="1.44">
            <text:p>1.44</text:p>
          </table:table-cell>
          <table:table-cell table:formula="of:=[.G23]*[.G21]*[.$U$19]" office:value-type="float" office:value="2.4">
            <text:p>2.4</text:p>
          </table:table-cell>
          <table:table-cell table:formula="of:=[.H23]*[.H21]*[.$U$19]" office:value-type="float" office:value="3.36">
            <text:p>3.36</text:p>
          </table:table-cell>
          <table:table-cell table:formula="of:=[.I23]*[.I21]*[.$U$19]" office:value-type="float" office:value="4.32">
            <text:p>4.32</text:p>
          </table:table-cell>
          <table:table-cell table:formula="of:=[.J23]*[.J21]*[.$U$19]" office:value-type="float" office:value="5.28">
            <text:p>5.28</text:p>
          </table:table-cell>
          <table:table-cell table:formula="of:=[.K23]*[.K21]*[.$U$19]" office:value-type="float" office:value="6.24">
            <text:p>6.24</text:p>
          </table:table-cell>
          <table:table-cell table:formula="of:=[.L23]*[.L21]*[.$U$19]" office:value-type="float" office:value="7.2">
            <text:p>7.2</text:p>
          </table:table-cell>
          <table:table-cell table:formula="of:=[.M23]*[.M21]*[.$U$19]" office:value-type="float" office:value="8.16">
            <text:p>8.16</text:p>
          </table:table-cell>
          <table:table-cell table:formula="of:=[.N23]*[.N21]*[.$U$19]" office:value-type="float" office:value="9.12">
            <text:p>9.12</text:p>
          </table:table-cell>
          <table:table-cell table:formula="of:=[.O23]*[.O21]*[.$U$19]" office:value-type="float" office:value="10.08">
            <text:p>10.08</text:p>
          </table:table-cell>
          <table:table-cell table:formula="of:=[.P23]*[.P21]*[.$U$19]" office:value-type="float" office:value="11.04">
            <text:p>11.04</text:p>
          </table:table-cell>
          <table:table-cell table:formula="of:=[.Q23]*[.Q21]*[.$U$19]" office:value-type="float" office:value="12">
            <text:p>12</text:p>
          </table:table-cell>
          <table:table-cell table:formula="of:=[.R23]*[.R21]*[.$U$19]" office:value-type="float" office:value="12.96">
            <text:p>12.96</text:p>
          </table:table-cell>
          <table:table-cell table:formula="of:=[.S23]*[.S21]*[.$U$19]" office:value-type="float" office:value="13.92">
            <text:p>13.92</text:p>
          </table:table-cell>
          <table:table-cell/>
          <table:table-cell table:formula="of:=SUM([.E25:.S25])" office:value-type="float" office:value="108">
            <text:p>108</text:p>
          </table:table-cell>
          <table:table-cell table:style-name="ce1" office:value-type="string">
            <text:p>=</text:p>
          </table:table-cell>
          <table:table-cell office:value-type="string">
            <text:p>Sum of X times Area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1"/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Ai</text:p>
          </table:table-cell>
          <table:table-cell/>
          <table:table-cell table:formula="of:=[.E21]*[.$U19]" office:value-type="float" office:value="2.4">
            <text:p>2.4</text:p>
          </table:table-cell>
          <table:table-cell table:formula="of:=[.F21]*[.$U19]" office:value-type="float" office:value="2.4">
            <text:p>2.4</text:p>
          </table:table-cell>
          <table:table-cell table:formula="of:=[.G21]*[.$U19]" office:value-type="float" office:value="2.4">
            <text:p>2.4</text:p>
          </table:table-cell>
          <table:table-cell table:formula="of:=[.H21]*[.$U19]" office:value-type="float" office:value="2.4">
            <text:p>2.4</text:p>
          </table:table-cell>
          <table:table-cell table:formula="of:=[.I21]*[.$U19]" office:value-type="float" office:value="2.4">
            <text:p>2.4</text:p>
          </table:table-cell>
          <table:table-cell table:formula="of:=[.J21]*[.$U19]" office:value-type="float" office:value="2.4">
            <text:p>2.4</text:p>
          </table:table-cell>
          <table:table-cell table:formula="of:=[.K21]*[.$U19]" office:value-type="float" office:value="2.4">
            <text:p>2.4</text:p>
          </table:table-cell>
          <table:table-cell table:formula="of:=[.L21]*[.$U19]" office:value-type="float" office:value="2.4">
            <text:p>2.4</text:p>
          </table:table-cell>
          <table:table-cell table:formula="of:=[.M21]*[.$U19]" office:value-type="float" office:value="2.4">
            <text:p>2.4</text:p>
          </table:table-cell>
          <table:table-cell table:formula="of:=[.N21]*[.$U19]" office:value-type="float" office:value="2.4">
            <text:p>2.4</text:p>
          </table:table-cell>
          <table:table-cell table:formula="of:=[.O21]*[.$U19]" office:value-type="float" office:value="2.4">
            <text:p>2.4</text:p>
          </table:table-cell>
          <table:table-cell table:formula="of:=[.P21]*[.$U19]" office:value-type="float" office:value="2.4">
            <text:p>2.4</text:p>
          </table:table-cell>
          <table:table-cell table:formula="of:=[.Q21]*[.$U19]" office:value-type="float" office:value="2.4">
            <text:p>2.4</text:p>
          </table:table-cell>
          <table:table-cell table:formula="of:=[.R21]*[.$U19]" office:value-type="float" office:value="2.4">
            <text:p>2.4</text:p>
          </table:table-cell>
          <table:table-cell table:formula="of:=[.S21]*[.$U19]" office:value-type="float" office:value="2.4">
            <text:p>2.4</text:p>
          </table:table-cell>
          <table:table-cell/>
          <table:table-cell table:formula="of:=SUM([.E27:.S27])" office:value-type="float" office:value="36">
            <text:p>36</text:p>
          </table:table-cell>
          <table:table-cell table:style-name="ce1" office:value-type="string">
            <text:p>=</text:p>
          </table:table-cell>
          <table:table-cell office:value-type="string">
            <text:p>Sum (Area)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1"/>
          <table:table-cell table:number-columns-repeated="1002"/>
        </table:table-row>
        <table:table-row table:style-name="ro1">
          <table:table-cell table:number-columns-repeated="20"/>
          <table:table-cell table:formula="of:=[.U25]/[.U27]" office:value-type="float" office:value="3">
            <text:p>3</text:p>
          </table:table-cell>
          <table:table-cell table:style-name="ce1" office:value-type="string">
            <text:p>=</text:p>
          </table:table-cell>
          <table:table-cell office:value-type="string">
            <text:p>X Mean</text:p>
          </table:table-cell>
          <table:table-cell table:number-columns-repeated="100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n_Center_Triangle" table:style-name="ta1" table:print="false">
        <table:table-column table:style-name="co5" table:number-columns-repeated="24" table:default-cell-style-name="Default"/>
        <table:table-column table:style-name="co6" table:default-cell-style-name="Default"/>
        <table:table-column table:style-name="co5" table:number-columns-repeated="999" table:default-cell-style-name="Default"/>
        <table:table-row table:style-name="ro3">
          <table:table-cell table:number-columns-repeated="10"/>
          <table:table-cell office:value-type="string">
            <text:p>Area of triangle Approximation</text:p>
          </table:table-cell>
          <table:table-cell table:number-columns-repeated="1013"/>
        </table:table-row>
        <table:table-row table:style-name="ro3">
          <table:table-cell table:number-columns-repeated="6"/>
          <table:table-cell>
            <draw:line table:end-cell-address="Mean_Center_Triangle.V18" table:end-x="0.2886in" table:end-y="0.011in" draw:z-index="2" draw:style-name="gr1" draw:text-style-name="P1" svg:x1="0.2772in" svg:y1="4.7929in" svg:x2="4.772in" svg:y2="0.2626in">
              <text:p/>
            </draw:line>
          </table:table-cell>
          <table:table-cell table:number-columns-repeated="14"/>
          <table:table-cell>
            <draw:line table:end-cell-address="Mean_Center_Triangle.V17" table:end-x="0.2988in" table:end-y="0.2882in" draw:z-index="1" draw:style-name="gr1" draw:text-style-name="P1" svg:x1="0.2988in" svg:y1="4.7713in" svg:x2="0.2886in" svg:y2="0.2516in">
              <text:p/>
            </draw:line>
          </table:table-cell>
          <table:table-cell table:number-columns-repeated="1002"/>
        </table:table-row>
        <table:table-row table:style-name="ro3">
          <table:table-cell table:number-columns-repeated="6"/>
          <table:table-cell office:value-type="float" office:value="3">
            <text:p>3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 office:value-type="float" office:value="2">
            <text:p>2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 office:value-type="float" office:value="1">
            <text:p>1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6"/>
          <table:table-cell>
            <draw:line table:end-cell-address="Mean_Center_Triangle.W17" table:end-x="0.0291in" table:end-y="0.2992in" draw:z-index="0" draw:style-name="gr1" draw:text-style-name="P1" svg:x1="0.2831in" svg:y1="0.2992in" svg:x2="4.8114in" svg:y2="0.2909in">
              <text:p/>
            </draw:line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# of Rectangles 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ce4" table:formula="of:=0.2*0.2" office:value-type="float" office:value="0.04">
            <text:p>.040</text:p>
          </table:table-cell>
          <table:table-cell office:value-type="string">
            <text:p>=</text:p>
          </table:table-cell>
          <table:table-cell office:value-type="string">
            <text:p>Area of Little Rectangle</text:p>
          </table:table-cell>
          <table:table-cell table:number-columns-repeated="997"/>
        </table:table-row>
        <table:table-row table:style-name="ro3">
          <table:table-cell office:value-type="string">
            <text:p># of Triangles</text:p>
          </table:table-cell>
          <table:table-cell table:number-columns-repeated="6"/>
          <table:table-cell table:number-columns-repeated="15" office:value-type="float" office:value="1">
            <text:p>1</text:p>
          </table:table-cell>
          <table:table-cell table:number-columns-repeated="2"/>
          <table:table-cell table:style-name="ce4" table:formula="of:=0.02" office:value-type="float" office:value="0.02">
            <text:p>.020</text:p>
          </table:table-cell>
          <table:table-cell office:value-type="string">
            <text:p>=</text:p>
          </table:table-cell>
          <table:table-cell office:value-type="string">
            <text:p>Area of Little Triangle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X cener Rectangle</text:p>
          </table:table-cell>
          <table:table-cell table:number-columns-repeated="6"/>
          <table:table-cell table:style-name="ce2" office:value-type="float" office:value="0.1">
            <text:p>.10</text:p>
          </table:table-cell>
          <table:table-cell table:style-name="ce2" office:value-type="float" office:value="0.3">
            <text:p>.30</text:p>
          </table:table-cell>
          <table:table-cell table:style-name="ce2" office:value-type="float" office:value="0.5">
            <text:p>.50</text:p>
          </table:table-cell>
          <table:table-cell table:style-name="ce2" office:value-type="float" office:value="0.7">
            <text:p>.70</text:p>
          </table:table-cell>
          <table:table-cell table:style-name="ce2" office:value-type="float" office:value="0.9">
            <text:p>.90</text:p>
          </table:table-cell>
          <table:table-cell table:style-name="ce2" office:value-type="float" office:value="1.1">
            <text:p>1.10</text:p>
          </table:table-cell>
          <table:table-cell table:style-name="ce2" office:value-type="float" office:value="1.3">
            <text:p>1.30</text:p>
          </table:table-cell>
          <table:table-cell table:style-name="ce2" office:value-type="float" office:value="1.5">
            <text:p>1.50</text:p>
          </table:table-cell>
          <table:table-cell table:style-name="ce2" office:value-type="float" office:value="1.7">
            <text:p>1.70</text:p>
          </table:table-cell>
          <table:table-cell table:style-name="ce2" office:value-type="float" office:value="1.9">
            <text:p>1.90</text:p>
          </table:table-cell>
          <table:table-cell table:style-name="ce2" office:value-type="float" office:value="2.1">
            <text:p>2.10</text:p>
          </table:table-cell>
          <table:table-cell table:style-name="ce2" office:value-type="float" office:value="2.3">
            <text:p>2.30</text:p>
          </table:table-cell>
          <table:table-cell table:style-name="ce2" office:value-type="float" office:value="2.5">
            <text:p>2.50</text:p>
          </table:table-cell>
          <table:table-cell table:style-name="ce2" office:value-type="float" office:value="2.7">
            <text:p>2.70</text:p>
          </table:table-cell>
          <table:table-cell table:style-name="ce2" office:value-type="float" office:value="2.9">
            <text:p>2.90</text:p>
          </table:table-cell>
          <table:table-cell table:number-columns-repeated="1002"/>
        </table:table-row>
        <table:table-row table:style-name="ro3">
          <table:table-cell office:value-type="string">
            <text:p>X Center Triangle</text:p>
          </table:table-cell>
          <table:table-cell table:number-columns-repeated="6"/>
          <table:table-cell table:style-name="ce2" office:value-type="float" office:value="0.1">
            <text:p>.10</text:p>
          </table:table-cell>
          <table:table-cell table:style-name="ce2" office:value-type="float" office:value="0.3">
            <text:p>.30</text:p>
          </table:table-cell>
          <table:table-cell table:style-name="ce2" office:value-type="float" office:value="0.5">
            <text:p>.50</text:p>
          </table:table-cell>
          <table:table-cell table:style-name="ce2" office:value-type="float" office:value="0.7">
            <text:p>.70</text:p>
          </table:table-cell>
          <table:table-cell table:style-name="ce2" office:value-type="float" office:value="0.9">
            <text:p>.90</text:p>
          </table:table-cell>
          <table:table-cell table:style-name="ce2" office:value-type="float" office:value="1.1">
            <text:p>1.10</text:p>
          </table:table-cell>
          <table:table-cell table:style-name="ce2" office:value-type="float" office:value="1.3">
            <text:p>1.30</text:p>
          </table:table-cell>
          <table:table-cell table:style-name="ce2" office:value-type="float" office:value="1.5">
            <text:p>1.50</text:p>
          </table:table-cell>
          <table:table-cell table:style-name="ce2" office:value-type="float" office:value="1.7">
            <text:p>1.70</text:p>
          </table:table-cell>
          <table:table-cell table:style-name="ce2" office:value-type="float" office:value="1.9">
            <text:p>1.90</text:p>
          </table:table-cell>
          <table:table-cell table:style-name="ce2" office:value-type="float" office:value="2.1">
            <text:p>2.10</text:p>
          </table:table-cell>
          <table:table-cell table:style-name="ce2" office:value-type="float" office:value="2.3">
            <text:p>2.30</text:p>
          </table:table-cell>
          <table:table-cell table:style-name="ce2" office:value-type="float" office:value="2.5">
            <text:p>2.50</text:p>
          </table:table-cell>
          <table:table-cell table:style-name="ce2" office:value-type="float" office:value="2.7">
            <text:p>2.70</text:p>
          </table:table-cell>
          <table:table-cell table:style-name="ce2" office:value-type="float" office:value="2.9">
            <text:p>2.90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ctangle Xi*Ai</text:p>
          </table:table-cell>
          <table:table-cell table:number-columns-repeated="6"/>
          <table:table-cell table:style-name="ce2" table:formula="of:=[.H20]*[.H23]*[.$Y$20]" office:value-type="float" office:value="0">
            <text:p>.00</text:p>
          </table:table-cell>
          <table:table-cell table:style-name="ce2" table:formula="of:=[.I20]*[.I23]*[.$Y$20]" office:value-type="float" office:value="0.012">
            <text:p>.01</text:p>
          </table:table-cell>
          <table:table-cell table:style-name="ce2" table:formula="of:=[.J20]*[.J23]*[.$Y$20]" office:value-type="float" office:value="0.04">
            <text:p>.04</text:p>
          </table:table-cell>
          <table:table-cell table:style-name="ce2" table:formula="of:=[.K20]*[.K23]*[.$Y$20]" office:value-type="float" office:value="0.084">
            <text:p>.08</text:p>
          </table:table-cell>
          <table:table-cell table:style-name="ce2" table:formula="of:=[.L20]*[.L23]*[.$Y$20]" office:value-type="float" office:value="0.144">
            <text:p>.14</text:p>
          </table:table-cell>
          <table:table-cell table:style-name="ce2" table:formula="of:=[.M20]*[.M23]*[.$Y$20]" office:value-type="float" office:value="0.22">
            <text:p>.22</text:p>
          </table:table-cell>
          <table:table-cell table:style-name="ce2" table:formula="of:=[.N20]*[.N23]*[.$Y$20]" office:value-type="float" office:value="0.312">
            <text:p>.31</text:p>
          </table:table-cell>
          <table:table-cell table:style-name="ce2" table:formula="of:=[.O20]*[.O23]*[.$Y$20]" office:value-type="float" office:value="0.42">
            <text:p>.42</text:p>
          </table:table-cell>
          <table:table-cell table:style-name="ce2" table:formula="of:=[.P20]*[.P23]*[.$Y$20]" office:value-type="float" office:value="0.544">
            <text:p>.54</text:p>
          </table:table-cell>
          <table:table-cell table:style-name="ce2" table:formula="of:=[.Q20]*[.Q23]*[.$Y$20]" office:value-type="float" office:value="0.684">
            <text:p>.68</text:p>
          </table:table-cell>
          <table:table-cell table:style-name="ce2" table:formula="of:=[.R20]*[.R23]*[.$Y$20]" office:value-type="float" office:value="0.84">
            <text:p>.84</text:p>
          </table:table-cell>
          <table:table-cell table:style-name="ce2" table:formula="of:=[.S20]*[.S23]*[.$Y$20]" office:value-type="float" office:value="1.012">
            <text:p>1.01</text:p>
          </table:table-cell>
          <table:table-cell table:style-name="ce2" table:formula="of:=[.T20]*[.T23]*[.$Y$20]" office:value-type="float" office:value="1.2">
            <text:p>1.20</text:p>
          </table:table-cell>
          <table:table-cell table:style-name="ce2" table:formula="of:=[.U20]*[.U23]*[.$Y$20]" office:value-type="float" office:value="1.404">
            <text:p>1.40</text:p>
          </table:table-cell>
          <table:table-cell table:style-name="ce2" table:formula="of:=[.V20]*[.V23]*[.$Y$20]" office:value-type="float" office:value="1.624">
            <text:p>1.62</text:p>
          </table:table-cell>
          <table:table-cell table:number-columns-repeated="2"/>
          <table:table-cell table:formula="of:=SUM([.H26:.V26])" office:value-type="float" office:value="8.54">
            <text:p>8.54</text:p>
          </table:table-cell>
          <table:table-cell office:value-type="string">
            <text:p>=</text:p>
          </table:table-cell>
          <table:table-cell table:number-columns-repeated="998"/>
        </table:table-row>
        <table:table-row table:style-name="ro3">
          <table:table-cell office:value-type="string">
            <text:p>Triangle Xi*Ai</text:p>
          </table:table-cell>
          <table:table-cell table:number-columns-repeated="6"/>
          <table:table-cell table:style-name="ce2" table:formula="of:=[.H21]*[.H24]*[.$Y$21]" office:value-type="float" office:value="0.002">
            <text:p>.00</text:p>
          </table:table-cell>
          <table:table-cell table:style-name="ce2" table:formula="of:=[.I21]*[.I24]*[.$Y$21]" office:value-type="float" office:value="0.006">
            <text:p>.01</text:p>
          </table:table-cell>
          <table:table-cell table:style-name="ce2" table:formula="of:=[.J21]*[.J24]*[.$Y$21]" office:value-type="float" office:value="0.01">
            <text:p>.01</text:p>
          </table:table-cell>
          <table:table-cell table:style-name="ce2" table:formula="of:=[.K21]*[.K24]*[.$Y$21]" office:value-type="float" office:value="0.014">
            <text:p>.01</text:p>
          </table:table-cell>
          <table:table-cell table:style-name="ce2" table:formula="of:=[.L21]*[.L24]*[.$Y$21]" office:value-type="float" office:value="0.018">
            <text:p>.02</text:p>
          </table:table-cell>
          <table:table-cell table:style-name="ce2" table:formula="of:=[.M21]*[.M24]*[.$Y$21]" office:value-type="float" office:value="0.022">
            <text:p>.02</text:p>
          </table:table-cell>
          <table:table-cell table:style-name="ce2" table:formula="of:=[.N21]*[.N24]*[.$Y$21]" office:value-type="float" office:value="0.026">
            <text:p>.03</text:p>
          </table:table-cell>
          <table:table-cell table:style-name="ce2" table:formula="of:=[.O21]*[.O24]*[.$Y$21]" office:value-type="float" office:value="0.03">
            <text:p>.03</text:p>
          </table:table-cell>
          <table:table-cell table:style-name="ce2" table:formula="of:=[.P21]*[.P24]*[.$Y$21]" office:value-type="float" office:value="0.034">
            <text:p>.03</text:p>
          </table:table-cell>
          <table:table-cell table:style-name="ce2" table:formula="of:=[.Q21]*[.Q24]*[.$Y$21]" office:value-type="float" office:value="0.038">
            <text:p>.04</text:p>
          </table:table-cell>
          <table:table-cell table:style-name="ce2" table:formula="of:=[.R21]*[.R24]*[.$Y$21]" office:value-type="float" office:value="0.042">
            <text:p>.04</text:p>
          </table:table-cell>
          <table:table-cell table:style-name="ce2" table:formula="of:=[.S21]*[.S24]*[.$Y$21]" office:value-type="float" office:value="0.046">
            <text:p>.05</text:p>
          </table:table-cell>
          <table:table-cell table:style-name="ce2" table:formula="of:=[.T21]*[.T24]*[.$Y$21]" office:value-type="float" office:value="0.05">
            <text:p>.05</text:p>
          </table:table-cell>
          <table:table-cell table:style-name="ce2" table:formula="of:=[.U21]*[.U24]*[.$Y$21]" office:value-type="float" office:value="0.054">
            <text:p>.05</text:p>
          </table:table-cell>
          <table:table-cell table:style-name="ce2" table:formula="of:=[.V21]*[.V24]*[.$Y$21]" office:value-type="float" office:value="0.058">
            <text:p>.06</text:p>
          </table:table-cell>
          <table:table-cell table:number-columns-repeated="2"/>
          <table:table-cell table:formula="of:=SUM([.H27:.V27])" office:value-type="float" office:value="0.45">
            <text:p>0.45</text:p>
          </table:table-cell>
          <table:table-cell office:value-type="string">
            <text:p>=</text:p>
          </table:table-cell>
          <table:table-cell table:number-columns-repeated="998"/>
        </table:table-row>
        <table:table-row table:style-name="ro3">
          <table:table-cell table:number-columns-repeated="7"/>
          <table:table-cell table:style-name="ce3" table:number-columns-repeated="15"/>
          <table:table-cell table:number-columns-repeated="1002"/>
        </table:table-row>
        <table:table-row table:style-name="ro3">
          <table:table-cell office:value-type="string">
            <text:p>Rectangular Ai</text:p>
          </table:table-cell>
          <table:table-cell table:number-columns-repeated="6"/>
          <table:table-cell table:style-name="ce2" table:formula="of:=[.H20]*[.$Y$20]" office:value-type="float" office:value="0">
            <text:p>.00</text:p>
          </table:table-cell>
          <table:table-cell table:style-name="ce2" table:formula="of:=[.I20]*[.$Y$20]" office:value-type="float" office:value="0.04">
            <text:p>.04</text:p>
          </table:table-cell>
          <table:table-cell table:style-name="ce2" table:formula="of:=[.J20]*[.$Y$20]" office:value-type="float" office:value="0.08">
            <text:p>.08</text:p>
          </table:table-cell>
          <table:table-cell table:style-name="ce2" table:formula="of:=[.K20]*[.$Y$20]" office:value-type="float" office:value="0.12">
            <text:p>.12</text:p>
          </table:table-cell>
          <table:table-cell table:style-name="ce2" table:formula="of:=[.L20]*[.$Y$20]" office:value-type="float" office:value="0.16">
            <text:p>.16</text:p>
          </table:table-cell>
          <table:table-cell table:style-name="ce2" table:formula="of:=[.M20]*[.$Y$20]" office:value-type="float" office:value="0.2">
            <text:p>.20</text:p>
          </table:table-cell>
          <table:table-cell table:style-name="ce2" table:formula="of:=[.N20]*[.$Y$20]" office:value-type="float" office:value="0.24">
            <text:p>.24</text:p>
          </table:table-cell>
          <table:table-cell table:style-name="ce2" table:formula="of:=[.O20]*[.$Y$20]" office:value-type="float" office:value="0.28">
            <text:p>.28</text:p>
          </table:table-cell>
          <table:table-cell table:style-name="ce2" table:formula="of:=[.P20]*[.$Y$20]" office:value-type="float" office:value="0.32">
            <text:p>.32</text:p>
          </table:table-cell>
          <table:table-cell table:style-name="ce2" table:formula="of:=[.Q20]*[.$Y$20]" office:value-type="float" office:value="0.36">
            <text:p>.36</text:p>
          </table:table-cell>
          <table:table-cell table:style-name="ce2" table:formula="of:=[.R20]*[.$Y$20]" office:value-type="float" office:value="0.4">
            <text:p>.40</text:p>
          </table:table-cell>
          <table:table-cell table:style-name="ce2" table:formula="of:=[.S20]*[.$Y$20]" office:value-type="float" office:value="0.44">
            <text:p>.44</text:p>
          </table:table-cell>
          <table:table-cell table:style-name="ce2" table:formula="of:=[.T20]*[.$Y$20]" office:value-type="float" office:value="0.48">
            <text:p>.48</text:p>
          </table:table-cell>
          <table:table-cell table:style-name="ce2" table:formula="of:=[.U20]*[.$Y$20]" office:value-type="float" office:value="0.52">
            <text:p>.52</text:p>
          </table:table-cell>
          <table:table-cell table:style-name="ce2" table:formula="of:=[.V20]*[.$Y$20]" office:value-type="float" office:value="0.56">
            <text:p>.56</text:p>
          </table:table-cell>
          <table:table-cell table:number-columns-repeated="2"/>
          <table:table-cell table:formula="of:=SUM([.H29:.V29])" office:value-type="float" office:value="4.2">
            <text:p>4.2</text:p>
          </table:table-cell>
          <table:table-cell office:value-type="string">
            <text:p>=</text:p>
          </table:table-cell>
          <table:table-cell table:number-columns-repeated="998"/>
        </table:table-row>
        <table:table-row table:style-name="ro3">
          <table:table-cell office:value-type="string">
            <text:p>Triangle Ai</text:p>
          </table:table-cell>
          <table:table-cell table:number-columns-repeated="6"/>
          <table:table-cell table:style-name="ce2" table:formula="of:=[.H21]*[.$Y$21]" office:value-type="float" office:value="0.02">
            <text:p>.02</text:p>
          </table:table-cell>
          <table:table-cell table:style-name="ce2" table:formula="of:=[.I21]*[.$Y$21]" office:value-type="float" office:value="0.02">
            <text:p>.02</text:p>
          </table:table-cell>
          <table:table-cell table:style-name="ce2" table:formula="of:=[.J21]*[.$Y$21]" office:value-type="float" office:value="0.02">
            <text:p>.02</text:p>
          </table:table-cell>
          <table:table-cell table:style-name="ce2" table:formula="of:=[.K21]*[.$Y$21]" office:value-type="float" office:value="0.02">
            <text:p>.02</text:p>
          </table:table-cell>
          <table:table-cell table:style-name="ce2" table:formula="of:=[.L21]*[.$Y$21]" office:value-type="float" office:value="0.02">
            <text:p>.02</text:p>
          </table:table-cell>
          <table:table-cell table:style-name="ce2" table:formula="of:=[.M21]*[.$Y$21]" office:value-type="float" office:value="0.02">
            <text:p>.02</text:p>
          </table:table-cell>
          <table:table-cell table:style-name="ce2" table:formula="of:=[.N21]*[.$Y$21]" office:value-type="float" office:value="0.02">
            <text:p>.02</text:p>
          </table:table-cell>
          <table:table-cell table:style-name="ce2" table:formula="of:=[.O21]*[.$Y$21]" office:value-type="float" office:value="0.02">
            <text:p>.02</text:p>
          </table:table-cell>
          <table:table-cell table:style-name="ce2" table:formula="of:=[.P21]*[.$Y$21]" office:value-type="float" office:value="0.02">
            <text:p>.02</text:p>
          </table:table-cell>
          <table:table-cell table:style-name="ce2" table:formula="of:=[.Q21]*[.$Y$21]" office:value-type="float" office:value="0.02">
            <text:p>.02</text:p>
          </table:table-cell>
          <table:table-cell table:style-name="ce2" table:formula="of:=[.R21]*[.$Y$21]" office:value-type="float" office:value="0.02">
            <text:p>.02</text:p>
          </table:table-cell>
          <table:table-cell table:style-name="ce2" table:formula="of:=[.S21]*[.$Y$21]" office:value-type="float" office:value="0.02">
            <text:p>.02</text:p>
          </table:table-cell>
          <table:table-cell table:style-name="ce2" table:formula="of:=[.T21]*[.$Y$21]" office:value-type="float" office:value="0.02">
            <text:p>.02</text:p>
          </table:table-cell>
          <table:table-cell table:style-name="ce2" table:formula="of:=[.U21]*[.$Y$21]" office:value-type="float" office:value="0.02">
            <text:p>.02</text:p>
          </table:table-cell>
          <table:table-cell table:style-name="ce2" table:formula="of:=[.V21]*[.$Y$21]" office:value-type="float" office:value="0.02">
            <text:p>.02</text:p>
          </table:table-cell>
          <table:table-cell table:number-columns-repeated="2"/>
          <table:table-cell table:formula="of:=SUM([.H30:.V30])" office:value-type="float" office:value="0.3">
            <text:p>0.3</text:p>
          </table:table-cell>
          <table:table-cell office:value-type="string">
            <text:p>=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4"/>
          <table:table-cell table:formula="of:=[.Y26]/[.Y29]" office:value-type="float" office:value="2.03333333333333">
            <text:p>2.0333333333</text:p>
          </table:table-cell>
          <table:table-cell table:number-columns-repeated="999"/>
        </table:table-row>
        <table:table-row table:style-name="ro3" table:number-rows-repeated="104853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1" number:min-integer-digits="0"/>
    </number:number-style>
    <number:number-style style:name="N119">
      <number:number number:decimal-places="2" number:min-integer-digits="0"/>
    </number:number-style>
    <number:number-style style:name="N120">
      <number:number number:decimal-places="0" number:min-integer-digits="0"/>
    </number:number-style>
    <number:number-style style:name="N121">
      <number:number number:decimal-places="3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12:0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4-23T10:12:31.17</meta:creation-date>
    <dc:date>2015-04-23T12:01:05.22</dc:date>
    <dc:creator>RCC RCCD</dc:creator>
    <meta:editing-duration>PT1H21M5S</meta:editing-duration>
    <meta:editing-cycles>18</meta:editing-cycles>
    <meta:generator>OpenOffice/4.1.0$Win32 OpenOffice.org_project/410m18$Build-9764</meta:generator>
    <meta:document-statistic meta:table-count="4" meta:cell-count="335" meta:object-count="14"/>
  </office:meta>
</office:document-meta>
</file>